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81C5D5FC68F312C7.png" manifest:media-type="image/png"/>
  <manifest:file-entry manifest:full-path="Pictures/1045BB42000052080000740417A73CE41F435DC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976cm" fo:min-width="12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8.94cm" svg:height="27.64cm" svg:x="1.03cm" svg:y="1.03cm">
          <draw:image xlink:href="Pictures/1045BB42000052080000740417A73CE41F435DC1.svg" xlink:type="simple" xlink:show="embed" xlink:actuate="onLoad" draw:mime-type="image/svg+xml">
            <text:p/>
          </draw:image>
          <draw:image xlink:href="Pictures/10000001000002530000034981C5D5FC68F312C7.png" xlink:type="simple" xlink:show="embed" xlink:actuate="onLoad" draw:mime-type="image/png"/>
        </draw:frame>
        <draw:custom-shape draw:name="Simple 1" draw:style-name="gr2" draw:text-style-name="P3" draw:layer="layout" svg:width="13.023cm" svg:height="5.261cm" svg:x="3.03cm" svg:y="1.769cm">
          <text:p text:style-name="P2"><text:span text:style-name="T1">DISSENY D’INTEFÍCIES </text:span></text:p>
          <text:p text:style-name="P2"><text:span text:style-name="T1">WEB</text:span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cm" fo:margin-bottom="1.03cm" fo:margin-left="1.03cm" fo:margin-right="1.0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14T11:15:56.911155611</dc:date>
    <meta:editing-duration>PT11M43S</meta:editing-duration>
    <meta:editing-cycles>2</meta:editing-cycles>
    <meta:generator>LibreOffice/7.3.7.2$Linux_X86_64 LibreOffice_project/30$Build-2</meta:generator>
    <meta:document-statistic meta:object-count="2"/>
  </office:meta>
</office:document-meta>
</file>